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rnoor" svg:font-family="Narnoor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arnoor" style:font-name-complex="Narno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\# Rendering Check</text:p>
      <text:p text:style-name="P1">check: <text:s/>RenderingUnknown</text:p>
      <text:p text:style-name="P1">\# name</text:p>
      <text:p text:style-name="P1">name name+virama: <text:s/>𑵺𑶊𑶈𑵺𑶎𑶈 𑵺𑶊𑶈𑶗𑵺𑶎𑶈</text:p>
      <text:p text:style-name="P1">\# clashes</text:p>
      <text:p text:style-name="P1">matras?: <text:s/>𑵱𑶍𑵺 𑶈𑶍𑵰 𑵱𑶌𑶉 𑶉𑶍𑶈 𑶅𑶎𑶈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rnoor" svg:font-family="Narnoor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font-name-asian="Noto Serif CJK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10T05:46:31.025988034</dc:date>
    <meta:editing-duration>PT20S</meta:editing-duration>
    <meta:editing-cycles>1</meta:editing-cycles>
    <meta:document-statistic meta:table-count="0" meta:image-count="0" meta:object-count="0" meta:page-count="1" meta:paragraph-count="6" meta:word-count="19" meta:character-count="111" meta:non-whitespace-character-count="95"/>
    <meta:generator>LibreOffice/7.3.5.2$Linux_X86_64 LibreOffice_project/30$Build-2</meta:generator>
  </office:meta>
</office:document-meta>
</file>